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BeanDefinitionScannerScopeIntegrationTests.requestScopeWithProxied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PathBeanDefinitionScannerScopeIntegrationTests.singletonScopeWithNo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PathBeanDefinitionScannerScopeIntegrationTests.requestScopeWithProxied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PathBeanDefinitionScannerScopeIntegrationTest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PathBeanDefinitionScannerScopeIntegrationTests.createContext( ScopedProxyMode scopedProxy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PathBeanDefinitionScannerScopeIntegrationTests.sessionScopeWithProxied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lassPathBeanDefinitionScannerScopeIntegrationTests.sessionScopeWithProxied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lassPathBeanDefinitionScannerScopeIntegrationTests.requestScopeWithNo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PathBeanDefinitionScannerScopeIntegrationTests.singletonScopeIgnoresProxy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oped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PathBeanDefinitionScannerScopeIntegrationTests.singletonScopeIgnoresProxy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PathBeanDefinitionScannerScopeIntegr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BeanDefinitionScannerScopeIntegrationTests.sessionScopeWithNo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